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Algebra 1 <text:s text:c="2"/>Quarter 1 <text:s text:c="3"/>Week <text:s/>1 <text:s text:c="2"/>7/5/24</text:p>
      <text:p text:style-name="Text_20_body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06:01:00.737125151</dc:date>
    <meta:editing-duration>PT3M31S</meta:editing-duration>
    <meta:editing-cycles>1</meta:editing-cycles>
    <meta:document-statistic meta:table-count="1" meta:image-count="0" meta:object-count="0" meta:page-count="1" meta:paragraph-count="12" meta:word-count="19" meta:character-count="126" meta:non-whitespace-character-count="111"/>
    <meta:generator>LibreOffice/7.3.7.2$Linux_X86_64 LibreOffice_project/30$Build-2</meta:generator>
  </office:meta>
</office:document-meta>
</file>